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cm" fo:margin-bottom="0cm" style:contextual-spacing="false" fo:text-align="center" style:justify-single-word="false" style:page-number="1"/>
      <style:text-properties fo:font-size="14pt" fo:font-weight="bold" style:font-size-asian="14pt" style:font-weight-asian="bold" style:font-size-complex="14pt"/>
    </style:style>
    <style:style style:name="P2" style:family="paragraph" style:parent-style-name="Standard">
      <style:paragraph-properties fo:margin-top="0cm" fo:margin-bottom="0cm" style:contextual-spacing="false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/>
      <style:text-properties fo:font-size="14pt" fo:font-weight="bold" fo:background-color="transparent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fo:font-size="18pt" fo:font-weight="bold" officeooo:paragraph-rsid="001994fa" fo:background-color="transparent" style:font-size-asian="18pt" style:font-weight-asian="bold" style:font-size-complex="18pt"/>
    </style:style>
    <style:style style:name="P6" style:family="paragraph" style:parent-style-name="Standard">
      <style:paragraph-properties fo:margin-top="0cm" fo:margin-bottom="0cm" style:contextual-spacing="false"/>
      <style:text-properties fo:font-size="18pt" fo:font-weight="bold" officeooo:rsid="001994fa" officeooo:paragraph-rsid="001994fa" fo:background-color="transparent" style:font-size-asian="18pt" style:font-weight-asian="bold" style:font-size-complex="18pt"/>
    </style:style>
    <style:style style:name="P7" style:family="paragraph" style:parent-style-name="Standard">
      <style:paragraph-properties fo:margin-top="0cm" fo:margin-bottom="0cm" style:contextual-spacing="false"/>
      <style:text-properties fo:font-weight="bold" fo:background-color="transparent" style:font-weight-asian="bold"/>
    </style:style>
    <style:style style:name="P8" style:family="paragraph" style:parent-style-name="Standard">
      <style:paragraph-properties fo:margin-top="0cm" fo:margin-bottom="0cm" style:contextual-spacing="false"/>
      <style:text-properties fo:font-weight="bold" officeooo:rsid="001b4b1d" officeooo:paragraph-rsid="001b4b1d" fo:background-color="transparent" style:font-weight-asian="bold" style:font-weight-complex="bold"/>
    </style:style>
    <style:style style:name="P9" style:family="paragraph" style:parent-style-name="Standard">
      <style:paragraph-properties fo:margin-top="0cm" fo:margin-bottom="0cm" style:contextual-spacing="false"/>
      <style:text-properties fo:background-color="transparent"/>
    </style:style>
    <style:style style:name="P10" style:family="paragraph" style:parent-style-name="Standard">
      <style:paragraph-properties fo:margin-top="0cm" fo:margin-bottom="0cm" style:contextual-spacing="false"/>
      <style:text-properties officeooo:rsid="001994fa" officeooo:paragraph-rsid="001994fa" fo:background-color="transparent"/>
    </style:style>
    <style:style style:name="P11" style:family="paragraph" style:parent-style-name="Standard">
      <style:paragraph-properties fo:margin-top="0cm" fo:margin-bottom="0cm" style:contextual-spacing="false"/>
      <style:text-properties officeooo:rsid="001b4b1d" officeooo:paragraph-rsid="001b4b1d" fo:background-color="transparent"/>
    </style:style>
    <style:style style:name="P12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fo:background-color="transparent" style:font-weight-asian="bold"/>
    </style:style>
    <style:style style:name="P13" style:family="paragraph" style:parent-style-name="Standard" style:list-style-name="WWNum2">
      <style:paragraph-properties fo:margin-left="1.27cm" fo:margin-right="0cm" fo:margin-top="0cm" fo:margin-bottom="0cm" style:contextual-spacing="true" fo:text-indent="-0.635cm" style:auto-text-indent="false"/>
      <style:text-properties fo:font-weight="bold" officeooo:paragraph-rsid="001dc20d" fo:background-color="transparent" style:font-weight-asian="bold"/>
    </style:style>
    <style:style style:name="P14" style:family="paragraph" style:parent-style-name="Standard" style:list-style-name="WWNum1">
      <style:paragraph-properties fo:margin-left="1.27cm" fo:margin-right="0cm" fo:margin-top="0cm" fo:margin-bottom="0cm" style:contextual-spacing="true" fo:text-indent="-0.635cm" style:auto-text-indent="false"/>
      <style:text-properties fo:font-weight="bold" fo:background-color="transparent" style:font-weight-asian="bold"/>
    </style:style>
    <style:style style:name="P15" style:family="paragraph" style:parent-style-name="Standard" style:list-style-name="WWNum1">
      <style:paragraph-properties fo:margin-left="0.635cm" fo:margin-right="0cm" fo:margin-top="0cm" fo:margin-bottom="0cm" style:contextual-spacing="true" fo:text-indent="0cm" style:auto-text-indent="false"/>
      <style:text-properties fo:font-weight="bold" fo:background-color="transparent" style:font-weight-asian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fo:background-color="transparent" loext:char-shading-value="0" style:font-weight-asian="bold"/>
    </style:style>
    <style:style style:name="T3" style:family="text">
      <style:text-properties fo:font-weight="bold" officeooo:rsid="001dc20d" fo:background-color="transparent" loext:char-shading-value="0" style:font-weight-asian="bold"/>
    </style:style>
    <style:style style:name="T4" style:family="text">
      <style:text-properties fo:font-weight="bold" officeooo:rsid="001ecd25" fo:background-color="transparent" loext:char-shading-value="0" style:font-weight-asian="bold"/>
    </style:style>
    <style:style style:name="T5" style:family="text">
      <style:text-properties officeooo:rsid="001994fa"/>
    </style:style>
    <style:style style:name="T6" style:family="text">
      <style:text-properties officeooo:rsid="001dc20d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8" style:family="text">
      <style:text-properties fo:font-variant="normal" fo:text-transform="none" fo:color="#222222" style:font-name="arial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de Diseño de PCBs - CESE</text:p>
      <text:p text:style-name="P3">Hoja de presentación de proyecto</text:p>
      <text:p text:style-name="P9"/>
      <text:p text:style-name="P9">Nombre corto del proyecto: </text:p>
      <text:p text:style-name="P6">Poncho Educativo <text:span text:style-name="T6">(</text:span>EduPoncho<text:span text:style-name="T6">)</text:span></text:p>
      <text:p text:style-name="P9"/>
      <text:p text:style-name="P9">Autor:</text:p>
      <text:p text:style-name="P6">Eva<text:span text:style-name="T6">n</text:span>gelista Guillermo</text:p>
      <text:p text:style-name="P9"/>
      <text:p text:style-name="P9">Fecha de este documento::</text:p>
      <text:p text:style-name="P9"/>
      <text:p text:style-name="P6">12 de Diciembre de 2016</text:p>
      <text:p text:style-name="P9"/>
      <text:p text:style-name="P9">Licencia:</text:p>
      <text:p text:style-name="P4">BSD</text:p>
      <text:p text:style-name="P9"/>
      <text:p text:style-name="P9">Repositorio de trabajo:</text:p>
      <text:p text:style-name="P5"><text:span text:style-name="T5">https://github.com/guille411/EduPoncho</text:span></text:p>
      <text:p text:style-name="P10"/>
      <text:p text:style-name="P9">Descripción:</text:p>
      <text:p text:style-name="P11"/>
      <text:p text:style-name="P8">Este poncho tiene una <text:s/>variedad de componentes para realizar ensayos variados y poder aplicar los conceptos aprendidos en la carrera.</text:p>
      <text:p text:style-name="P11"><text:span text:style-name="T1">Implementa entradas Analógicas, salidas PWM, salidas a relé y <text:s/>entradas optoacoplad</text:span>as.</text:p>
      <text:p text:style-name="P9"/>
      <text:p text:style-name="P9">Requisitos del profesor:</text:p>
      <text:p text:style-name="P2"><text:span text:style-name="T3">Este es un circuito de dos capas, y solo una cara con componentes</text:span><text:span text:style-name="T2">. </text:span><text:span text:style-name="T3">Son componentes mixtos. SMT <text:s/>0805 (capacitores y resistencias), 0603 (leds) y throu</text:span><text:span text:style-name="T4">g</text:span><text:span text:style-name="T3">hole para conectores, buzzer, reles y potenciometros.</text:span></text:p>
      <text:p text:style-name="P7">Requisitos comunes a todos: </text:p>
      <text:list xml:id="list6193161501948590883" text:style-name="WWNum2">
        <text:list-item>
          <text:p text:style-name="P13">Licencia abierta (se tiene que poder publicar los archivos KiCad y la funcionalidad del circuito).</text:p>
        </text:list-item>
        <text:list-item>
          <text:p text:style-name="P12">Utiliza Kicad 4.0.<text:span text:style-name="T6">4</text:span>. </text:p>
        </text:list-item>
        <text:list-item>
          <text:p text:style-name="P12">Consolidar toda la documentación en forma organizada dentro del directorio de proyecto de KiCad.</text:p>
        </text:list-item>
        <text:list-item>
          <text:p text:style-name="P12">Aplicar una licencia o aclarar el Copyright.</text:p>
        </text:list-item>
        <text:list-item>
          <text:p text:style-name="P12">Considerar en cada caso, los aspectos vistos referente a documentación.</text:p>
        </text:list-item>
        <text:list-item>
          <text:p text:style-name="P12">Realizar diseño jerárquico salvo en circuitos muy pequeños.</text:p>
        </text:list-item>
        <text:list-item>
          <text:p text:style-name="P12">Siempre que sea posible, considerar para los diseños componentes que se consigan en el mercado local.</text:p>
        </text:list-item>
        <text:list-item>
          <text:p text:style-name="P12">Se utilizará como proveedor de referencia a Mayer (para las reglas de diseño). </text:p>
        </text:list-item>
        <text:list-item>
          <text:p text:style-name="P12">Indicar que tipo/calidad de placa se considera para el diseño, intentando siempre que sea posible, seleccionar la de menor costo. </text:p>
        </text:list-item>
      </text:list>
      <text:p text:style-name="P9"/>
      <text:p text:style-name="P9"><text:soft-page-break/></text:p>
      <text:p text:style-name="P9"/>
      <text:p text:style-name="P9">Tareas y Alcance:</text:p>
      <text:p text:style-name="P7">Indicar hasta donde se pretende llegar con el diseño y que tareas involucra. Por ejemplo:</text:p>
      <text:list xml:id="list2229129945421958078" text:style-name="WWNum1">
        <text:list-item>
          <text:p text:style-name="P14">Búsqueda de esquemáticos de referencia. (Obligatorio)</text:p>
        </text:list-item>
        <text:list-item>
          <text:p text:style-name="P14">Adaptaciones de esquemático. </text:p>
        </text:list-item>
        <text:list-item>
          <text:p text:style-name="P14">Ingreso de esquemático a Kicad. (Obligatorio)</text:p>
        </text:list-item>
        <text:list-item>
          <text:p text:style-name="P14">Revisión del esquemático por un tercero. (Obligatorio)</text:p>
        </text:list-item>
        <text:list-item>
          <text:p text:style-name="P14">Cálculo de presupuesto y proveedores de componentes. <text:s/>(Obligatorio)</text:p>
        </text:list-item>
        <text:list-item>
          <text:p text:style-name="P14">Selección de footprints. (Obligatorio)</text:p>
        </text:list-item>
        <text:list-item>
          <text:p text:style-name="P14">Ubicación de componentes. (Depende lo acordado)</text:p>
        </text:list-item>
        <text:list-item>
          <text:p text:style-name="P14">Ruteo. (Depende lo acordado)</text:p>
          <text:p text:style-name="P15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12-13T00:10:08.868235367</dc:date>
    <meta:editing-duration>PT26M52S</meta:editing-duration>
    <meta:editing-cycles>5</meta:editing-cycles>
    <meta:document-statistic meta:table-count="0" meta:image-count="0" meta:object-count="0" meta:page-count="2" meta:paragraph-count="37" meta:word-count="292" meta:character-count="1952" meta:non-whitespace-character-count="1704"/>
  </office:meta>
</office:document-meta>
</file>